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fill="solid" draw:fill-color="#93cddd" draw:textarea-vertical-align="middle" draw:auto-grow-height="false" fo:padding-top="0.254cm" fo:padding-bottom="0.127cm" fo:padding-left="0.254cm" fo:padding-right="0.254cm" fo:wrap-option="wrap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" style:family="presentation" style:parent-style-name="Default_20_1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r6" style:family="presentation" style:parent-style-name="Default_20_2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7" style:family="presentation" style:parent-style-name="Default_20_2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8" style:family="presentation" style:parent-style-name="Default_20_2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197cm" fo:margin-bottom="0cm" fo:text-align="start" fo:text-indent="0cm" style:punctuation-wrap="simple"/>
    </style:style>
    <style:style style:name="P5" style:family="paragraph">
      <style:paragraph-properties fo:margin-left="0cm" fo:margin-right="0cm" fo:margin-top="0.169cm" fo:margin-bottom="0cm" fo:text-align="start" fo:text-indent="0cm" style:punctuation-wrap="simple"/>
    </style:style>
    <style:style style:name="P6" style:family="paragraph">
      <style:paragraph-properties fo:margin-left="0cm" fo:margin-right="0cm" fo:margin-top="0.141cm" fo:margin-bottom="0cm" fo:text-align="start" fo:text-indent="0cm" style:punctuation-wrap="simple"/>
    </style:style>
    <style:style style:name="P7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T1" style:family="text">
      <style:text-properties fo:color="#005195" style:text-line-through-style="none" fo:font-family="Arial" fo:font-size="40pt" fo:font-style="normal" style:text-underline-style="none" fo:font-weight="normal" style:font-family-asian="'ＭＳ Ｐゴシック'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Arial" fo:font-size="28pt" fo:font-style="normal" style:text-underline-style="none" fo:font-weight="normal" style:font-family-asian="'ＭＳ Ｐゴシック'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fo:font-size="28pt" fo:font-style="italic" style:text-underline-style="none" fo:font-weight="normal" style:font-size-asian="28pt" style:font-style-asian="italic" style:font-weight-asian="normal" style:font-family-complex="Arial" style:font-family-generic-complex="swiss" style:font-size-complex="28pt" style:font-style-complex="italic" style:font-weight-complex="normal"/>
    </style:style>
    <style:style style:name="T7" style:family="text">
      <style:text-properties fo:color="#000000" style:text-line-through-style="none" fo:font-family="Arial" fo:font-size="28pt" fo:font-style="italic" style:text-underline-style="none" fo:font-weight="normal" style:font-family-asian="'ＭＳ Ｐゴシック'" style:font-size-asian="28pt" style:font-style-asian="italic" style:font-weight-asian="normal" style:font-family-complex="Arial" style:font-size-complex="2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9.049cm" svg:height="4.294cm" svg:x="5.715cm" svg:y="7.408cm" presentation:class="title" presentation:user-transformed="true">
          <draw:text-box>
            <text:p text:style-name="P1"><text:span text:style-name="T1">IB ACM</text:span><text:span text:style-name="T1"><text:line-break/></text:span><text:span text:style-name="T1">Scalable SA</text:span></text:p>
          </draw:text-box>
        </draw:frame>
        <draw:custom-shape draw:name="Subtitle 2" draw:style-name="gr1" draw:text-style-name="P2" draw:layer="layout" svg:width="18.414cm" svg:height="2.962cm" svg:x="5.715cm" svg:y="11.853cm">
          <text:p text:style-name="P3"><text:span text:style-name="T2">Sean Hefty</text:span></text:p>
          <text:p text:style-name="P3"><text:span text:style-name="T2">Intel Corp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BACM Startup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635cm" presentation:class="title" presentation:user-transformed="true">
          <draw:text-box>
            <text:p text:style-name="P1"><text:span text:style-name="T1">IBACM Startup</text:span></text:p>
          </draw:text-box>
        </draw:frame>
        <draw:frame draw:name="Content Placeholder 2" presentation:style-name="pr4" draw:text-style-name="P2" draw:layer="layout" svg:width="22.436cm" svg:height="13.473cm" svg:x="1.693cm" svg:y="4.445cm" presentation:class="outline" presentation:user-transformed="true">
          <draw:text-box>
            <text:list text:style-name="L3">
              <text:list-item>
                <text:p text:id="id1" text:style-name="P4"><text:span text:style-name="T3">Uses random delay on startup</text:span></text:p>
              </text:list-item>
            </text:list>
            <text:list text:style-name="L4">
              <text:list-item>
                <text:list>
                  <text:list-item>
                    <text:p text:id="id2" text:style-name="P5"><text:span text:style-name="T4">Controllable through configuration file</text:span></text:p>
                  </text:list-item>
                </text:list>
              </text:list-item>
              <text:list-item>
                <text:p text:id="id3" text:style-name="P4"><text:span text:style-name="T3">Issues ServiceRecord like query to locate SSA</text:span></text:p>
                <text:list>
                  <text:list-item>
                    <text:p text:id="id4" text:style-name="P5"><text:span text:style-name="T4">Response includes path(s) to primary SSA service</text:span></text:p>
                  </text:list-item>
                  <text:list-item>
                    <text:p text:id="id5" text:style-name="P5"><text:span text:style-name="T4">May or may not use actual ServiceRecord – see following slides</text:span></text:p>
                  </text:list-item>
                </text:list>
              </text:list-item>
              <text:list-item>
                <text:p text:id="id6" text:style-name="P4"><text:span text:style-name="T3">Connects to SSA service</text:span></text:p>
                <text:list>
                  <text:list-item>
                    <text:p text:id="id7" text:style-name="P5"><text:span text:style-name="T4">Uses RDMA CM with AF_IB support</text:span></text:p>
                  </text:list-item>
                  <text:list-item>
                    <text:p text:id="id8" text:style-name="P5"><text:span text:style-name="T4">No requirement for IPoIB</text:span></text:p>
                  </text:list-item>
                  <text:list-item>
                    <text:p text:id="id9" text:style-name="P5"><text:span text:style-name="T4">Possibly use rsockets with direct data placement extension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BACM  SSA Communication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635cm" presentation:class="title" presentation:user-transformed="true">
          <draw:text-box>
            <text:p text:style-name="P1"><text:span text:style-name="T1">IBACM  SSA Communication</text:span></text:p>
          </draw:text-box>
        </draw:frame>
        <draw:frame draw:name="Content Placeholder 2" presentation:style-name="pr4" draw:text-style-name="P2" draw:layer="layout" svg:width="22.436cm" svg:height="13.445cm" svg:x="1.693cm" svg:y="4.445cm" presentation:class="outline" presentation:user-transformed="true">
          <draw:text-box>
            <text:list text:style-name="L3">
              <text:list-item>
                <text:p text:id="id10" text:style-name="P4"><text:span text:style-name="T3">Register names and IP addresses</text:span></text:p>
              </text:list-item>
            </text:list>
            <text:list text:style-name="L4">
              <text:list-item>
                <text:list>
                  <text:list-item>
                    <text:p text:id="id11" text:style-name="P5"><text:span text:style-name="T4">Alternativ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12" text:style-name="P6"><text:span text:style-name="T5">Use NodeDescription</text:span></text:p>
                      </text:list-item>
                      <text:list-item>
                        <text:p text:id="id13" text:style-name="P6"><text:span text:style-name="T5">Publish with “ServiceRecord” query</text:span></text:p>
                      </text:list-item>
                    </text:list>
                  </text:list-item>
                </text:list>
              </text:list-item>
              <text:list-item>
                <text:p text:id="id14" text:style-name="P4"><text:span text:style-name="T3">Resolve PathRecord(s)</text:span></text:p>
                <text:list>
                  <text:list-item>
                    <text:p text:id="id15" text:style-name="P5"><text:span text:style-name="T4">Pull model to limit impact on compute nodes</text:span></text:p>
                  </text:list-item>
                  <text:list-item>
                    <text:p text:id="id16" text:style-name="P5"><text:span text:style-name="T4">Response may be sent as ‘message’ or RDMA write</text:span></text:p>
                  </text:list-item>
                </text:list>
              </text:list-item>
              <text:list-item>
                <text:p text:id="id17" text:style-name="P4"><text:span text:style-name="T3">Event registration</text:span></text:p>
                <text:list>
                  <text:list-item>
                    <text:p text:id="id18" text:style-name="P5"><text:span text:style-name="T4">SSA pushes changes to compute nodes to reduce latency reporting events</text:span></text:p>
                  </text:list-item>
                </text:list>
              </text:list-item>
            </text:list>
            <text:p text:style-name="P4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poch Number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635cm" presentation:class="title" presentation:user-transformed="true">
          <draw:text-box>
            <text:p text:style-name="P1"><text:span text:style-name="T1">Epoch Number</text:span></text:p>
          </draw:text-box>
        </draw:frame>
        <draw:frame draw:name="Content Placeholder 2" presentation:style-name="pr4" draw:text-style-name="P2" draw:layer="layout" svg:width="22.012cm" svg:height="12.954cm" svg:x="1.693cm" svg:y="4.445cm" presentation:class="outline" presentation:user-transformed="true">
          <draw:text-box>
            <text:list text:style-name="L3">
              <text:list-item>
                <text:p text:id="id19" text:style-name="P4"><text:span text:style-name="T3">64-bit value used to identify if changes to the subnet have occurred</text:span></text:p>
              </text:list-item>
            </text:list>
            <text:list text:style-name="L4">
              <text:list-item>
                <text:list>
                  <text:list-item>
                    <text:p text:id="id20" text:style-name="P5"><text:span text:style-name="T4">0 indicates all cached data should be invalidated</text:span></text:p>
                  </text:list-item>
                </text:list>
              </text:list-item>
              <text:list-item>
                <text:p text:id="id21" text:style-name="P4"><text:span text:style-name="T3">SSA uses RDMA write to update epoch value on changes</text:span></text:p>
                <text:list>
                  <text:list-item>
                    <text:p text:id="id22" text:style-name="P5"><text:span text:style-name="T4">Exposed value is only written by SSA</text:span></text:p>
                  </text:list-item>
                </text:list>
              </text:list-item>
              <text:list-item>
                <text:p text:id="id23" text:style-name="P4"><text:span text:style-name="T3">ibacm compares public and private epoch values to detect changes</text:span></text:p>
              </text:list-item>
              <text:list-item>
                <text:p text:id="id24" text:style-name="P4"><text:span text:style-name="T3">I.e. SSA notifies ibacm of changes, but ibacm pulls changes when convenient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ry Path Record(s)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635cm" presentation:class="title" presentation:user-transformed="true">
          <draw:text-box>
            <text:p text:style-name="P1"><text:span text:style-name="T1">Query Path Record(s)</text:span></text:p>
          </draw:text-box>
        </draw:frame>
        <draw:frame draw:name="Content Placeholder 2" presentation:style-name="pr4" draw:text-style-name="P2" draw:layer="layout" svg:width="22.012cm" svg:height="12.954cm" svg:x="1.693cm" svg:y="4.445cm" presentation:class="outline" presentation:user-transformed="true">
          <draw:text-box>
            <text:list text:style-name="L3">
              <text:list-item>
                <text:p text:id="id25" text:style-name="P4"><text:span text:style-name="T3">Use MAD structures and definitions</text:span></text:p>
              </text:list-item>
              <text:list-item>
                <text:p text:id="id26" text:style-name="P4"><text:span text:style-name="T3">May want to reduce overhead</text:span></text:p>
              </text:list-item>
            </text:list>
            <text:list text:style-name="L4">
              <text:list-item>
                <text:list>
                  <text:list-item>
                    <text:p text:id="id27" text:style-name="P5"><text:span text:style-name="T4">Eliminate RMPP header</text:span></text:p>
                  </text:list-item>
                  <text:list-item>
                    <text:p text:id="id28" text:style-name="P5"><text:span text:style-name="T4">Do not require 256 byte sends</text:span></text:p>
                  </text:list-item>
                </text:list>
              </text:list-item>
              <text:list-item>
                <text:p text:id="id29" text:style-name="P4"><text:span text:style-name="T3">Useful for updating single path records or loading half-world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olve Path(s)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635cm" presentation:class="title" presentation:user-transformed="true">
          <draw:text-box>
            <text:p text:style-name="P1"><text:span text:style-name="T1">Resolve Path(s)</text:span></text:p>
          </draw:text-box>
        </draw:frame>
        <draw:frame draw:name="Content Placeholder 2" presentation:style-name="pr4" draw:text-style-name="P2" draw:layer="layout" svg:width="22.012cm" svg:height="12.954cm" svg:x="1.693cm" svg:y="4.445cm" presentation:class="outline" presentation:user-transformed="true">
          <draw:text-box>
            <text:list text:style-name="L3">
              <text:list-item>
                <text:p text:id="id30" text:style-name="P4"><text:span text:style-name="T3">Similar to ACM client messaging interface</text:span></text:p>
              </text:list-item>
              <text:list-item>
                <text:p text:id="id31" text:style-name="P4"><text:span text:style-name="T3">Input: name, IPv4, IPv6, path record (LIDs, GIDs)</text:span></text:p>
              </text:list-item>
            </text:list>
            <text:list text:style-name="L4">
              <text:list-item>
                <text:list>
                  <text:list-item>
                    <text:p text:id="id32" text:style-name="P5"><text:span text:style-name="T4">Wildcard could allow for preloading cache</text:span></text:p>
                  </text:list-item>
                </text:list>
              </text:list-item>
              <text:list-item>
                <text:p text:id="id33" text:style-name="P4"><text:span text:style-name="T3">Output: name, path data (path records + flags)</text:span></text:p>
              </text:list-item>
              <text:list-item>
                <text:p text:id="id34" text:style-name="P4"><text:span text:style-name="T3">Useful for resolving addresses directly into path records</text:span></text:p>
              </text:list-item>
            </text:list>
          </draw:text-box>
        </draw:frame>
        <draw:custom-shape draw:name="Rectangle 3" draw:style-name="gr3" draw:text-style-name="P2" draw:layer="layout" svg:width="19.896cm" svg:height="2.327cm" svg:x="2.752cm" svg:y="14.817cm">
          <text:p text:style-name="P7"><text:span text:style-name="T6">Requires SSA performs address resolution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olve Path(s) Detail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635cm" presentation:class="title" presentation:user-transformed="true">
          <draw:text-box>
            <text:p text:style-name="P1"><text:span text:style-name="T1">Resolve Path(s) Details</text:span></text:p>
          </draw:text-box>
        </draw:frame>
        <draw:frame draw:name="Content Placeholder 2" presentation:style-name="pr4" draw:text-style-name="P2" draw:layer="layout" svg:width="22.012cm" svg:height="20.915cm" svg:x="1.693cm" svg:y="4.445cm" presentation:class="outline" presentation:user-transformed="true">
          <draw:text-box>
            <text:p text:id="id35" text:style-name="P4"><text:span text:style-name="T3">union ep_info {</text:span></text:p>
            <text:p text:id="id36" text:style-name="P4"><text:span text:style-name="T3"><text:tab/></text:span><text:span text:style-name="T3">uint8_t <text:s text:c="20"/>addr[MAX_ADDRESS];</text:span></text:p>
            <text:p text:id="id37" text:style-name="P4"><text:span text:style-name="T3"><text:tab/></text:span><text:span text:style-name="T3">uint8_t <text:s text:c="20"/>name[MAX_ADDRESS];</text:span></text:p>
            <text:p text:id="id38" text:style-name="P4"><text:span text:style-name="T3"><text:tab/></text:span><text:span text:style-name="T3">struct path_record <text:s/>path;</text:span></text:p>
            <text:p text:id="id39" text:style-name="P4"><text:span text:style-name="T3">};</text:span></text:p>
            <text:p text:style-name="P4"><text:span text:style-name="T3"/></text:p>
            <text:p text:id="id40" text:style-name="P4"><text:span text:style-name="T3">#define EP_FLAG_SOURCE <text:s/>(1&lt;&lt;0)</text:span></text:p>
            <text:p text:id="id41" text:style-name="P4"><text:span text:style-name="T3">#define EP_FLAG_DEST <text:s text:c="7"/>(1&lt;&lt;1)</text:span></text:p>
            <text:p text:style-name="P4"><text:span text:style-name="T3"/></text:p>
            <text:p text:id="id42" text:style-name="P4"><text:span text:style-name="T3">struct ep_addr_data {</text:span></text:p>
            <text:p text:id="id43" text:style-name="P4"><text:span text:style-name="T3"><text:tab/></text:span><text:span text:style-name="T3">uint32_t <text:s text:c="11"/>flags;</text:span></text:p>
            <text:p text:id="id44" text:style-name="P4"><text:span text:style-name="T3"><text:tab/></text:span><text:span text:style-name="T3">uint16_t <text:s text:c="11"/>type;</text:span></text:p>
            <text:p text:id="id45" text:style-name="P4"><text:span text:style-name="T3"><text:tab/></text:span><text:span text:style-name="T3">uint16_t <text:s text:c="11"/>reserved;</text:span></text:p>
            <text:p text:id="id46" text:style-name="P4"><text:span text:style-name="T3"><text:tab/></text:span><text:span text:style-name="T3">union ep_info <text:s text:c="2"/>info;</text:span></text:p>
            <text:p text:id="id47" text:style-name="P4"><text:span text:style-name="T3">};</text:span></text:p>
          </draw:text-box>
        </draw:frame>
        <draw:custom-shape draw:name="Rectangle 3" draw:style-name="gr3" draw:text-style-name="P2" draw:layer="layout" svg:width="13.334cm" svg:height="2.327cm" svg:x="11.218cm" svg:y="11.853cm">
          <text:p text:style-name="P7"><text:span text:style-name="T6">input/output use an array of</text:span><text:span text:style-name="T6"><text:line-break/></text:span><text:span text:style-name="T6">&lt;flags, type, address&gt;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leftToRight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leftToRight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leftToRight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leftToRight"/>
                </anim:par>
              </anim:par>
              <anim:par smil:begin="5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leftToRight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olve Path(s) Examples" draw:style-name="dp1" draw:master-page-name="Default_20_2" presentation:presentation-page-layout-name="AL3T3">
        <draw:frame draw:name="Title 1" presentation:style-name="pr6" draw:text-style-name="P2" draw:layer="layout" svg:width="20.742cm" svg:height="3.174cm" svg:x="1.27cm" svg:y="0.635cm" presentation:class="title" presentation:user-transformed="true">
          <draw:text-box>
            <text:p text:style-name="P1"><text:span text:style-name="T1">Resolve Path(s) Examples</text:span></text:p>
          </draw:text-box>
        </draw:frame>
        <draw:frame draw:name="Content Placeholder 2" presentation:style-name="pr7" draw:text-style-name="P2" draw:layer="layout" svg:width="11.217cm" svg:height="12.954cm" svg:x="1.27cm" svg:y="4.445cm" presentation:class="outline" presentation:user-transformed="true">
          <draw:text-box>
            <text:list text:style-name="L3">
              <text:list-item>
                <text:p text:id="id48" text:style-name="P4"><text:span text:style-name="T3">Request</text:span></text:p>
              </text:list-item>
            </text:list>
            <text:list text:style-name="L4">
              <text:list-item>
                <text:list>
                  <text:list-item>
                    <text:p text:id="id49" text:style-name="P5"><text:span text:style-name="T4">SRC, IPv4, 192.168.0.100</text:span></text:p>
                  </text:list-item>
                  <text:list-item>
                    <text:p text:id="id50" text:style-name="P5"><text:span text:style-name="T4">DST, IPv4, 192.168.0.101</text:span></text:p>
                  </text:list-item>
                </text:list>
              </text:list-item>
              <text:list-item>
                <text:p text:id="id51" text:style-name="P4"><text:span text:style-name="T3">Response</text:span></text:p>
                <text:list>
                  <text:list-item>
                    <text:p text:id="id52" text:style-name="P5"><text:span text:style-name="T4">SRC | DST, PATH, &lt;path record&gt;</text:span></text:p>
                  </text:list-item>
                </text:list>
              </text:list-item>
            </text:list>
          </draw:text-box>
        </draw:frame>
        <draw:frame draw:name="Content Placeholder 3" presentation:style-name="pr8" draw:text-style-name="P2" draw:layer="layout" svg:width="11.217cm" svg:height="12.571cm" svg:x="12.912cm" svg:y="4.445cm" presentation:class="outline" presentation:user-transformed="true">
          <draw:text-box>
            <text:list text:style-name="L3">
              <text:list-item>
                <text:p text:style-name="P4"><text:span text:style-name="T3">Reques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SRC | DST, PATH, &lt;path record with SLID/DLID set&gt;</text:span></text:p>
                  </text:list-item>
                </text:list>
              </text:list-item>
              <text:list-item>
                <text:p text:style-name="P4"><text:span text:style-name="T3">Response</text:span></text:p>
                <text:list>
                  <text:list-item>
                    <text:p text:style-name="P5"><text:span text:style-name="T4">SRC | DST, PATH, &lt;path record&gt;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ry Change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635cm" presentation:class="title" presentation:user-transformed="true">
          <draw:text-box>
            <text:p text:style-name="P1"><text:span text:style-name="T1">Query Changes</text:span></text:p>
          </draw:text-box>
        </draw:frame>
        <draw:frame draw:name="Content Placeholder 2" presentation:style-name="pr4" draw:text-style-name="P2" draw:layer="layout" svg:width="22.012cm" svg:height="12.954cm" svg:x="1.693cm" svg:y="4.445cm" presentation:class="outline" presentation:user-transformed="true">
          <draw:text-box>
            <text:list text:style-name="L3">
              <text:list-item>
                <text:p text:id="id53" text:style-name="P4"><text:span text:style-name="T3">Identify which entries in cached data should be invalidated</text:span></text:p>
              </text:list-item>
              <text:list-item>
                <text:p text:id="id54" text:style-name="P4"><text:span text:style-name="T3">Input: start/end epoch numbers</text:span></text:p>
              </text:list-item>
              <text:list-item>
                <text:p text:id="id55" text:style-name="P4"><text:span text:style-name="T3">Output: list of names, IPv4, IPv6, LIDs, GIDs</text:span></text:p>
              </text:list-item>
              <text:list-item>
                <text:p text:id="id56" text:style-name="P4"><text:span text:style-name="T3">If change list cannot be determined, report a failure and ibacm service resets</text:span></text:p>
              </text:list-item>
            </text:list>
          </draw:text-box>
        </draw:frame>
        <draw:custom-shape draw:name="Rectangle 3" draw:style-name="gr3" draw:text-style-name="P2" draw:layer="layout" svg:width="15.874cm" svg:height="2.539cm" svg:x="4.868cm" svg:y="13.97cm">
          <text:p text:style-name="P7"><text:span text:style-name="T6">Requires SSA maintains list of incremental updates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vents" draw:style-name="dp1" draw:master-page-name="Default_20_1" presentation:presentation-page-layout-name="AL2T11">
        <draw:frame draw:name="Title 1" presentation:style-name="pr3" draw:text-style-name="P2" draw:layer="layout" svg:width="20.742cm" svg:height="3.174cm" svg:x="1.27cm" svg:y="0.635cm" presentation:class="title" presentation:user-transformed="true">
          <draw:text-box>
            <text:p text:style-name="P1"><text:span text:style-name="T1">Events</text:span></text:p>
          </draw:text-box>
        </draw:frame>
        <draw:frame draw:name="Content Placeholder 2" presentation:style-name="pr4" draw:text-style-name="P2" draw:layer="layout" svg:width="22.012cm" svg:height="12.954cm" svg:x="1.693cm" svg:y="4.445cm" presentation:class="outline" presentation:user-transformed="true">
          <draw:text-box>
            <text:list text:style-name="L3">
              <text:list-item>
                <text:p text:id="id57" text:style-name="P4"><text:span text:style-name="T3">Request notification of specific events</text:span></text:p>
              </text:list-item>
            </text:list>
            <text:list text:style-name="L4">
              <text:list-item>
                <text:list>
                  <text:list-item>
                    <text:p text:id="id58" text:style-name="P5"><text:span text:style-name="T4">Need to identify events of interest</text:span></text:p>
                  </text:list-item>
                </text:list>
              </text:list-item>
              <text:list-item>
                <text:p text:id="id59" text:style-name="P4"><text:span text:style-name="T3">SSA records </text:span><text:span text:style-name="T7">what</text:span><text:span text:style-name="T3"> events have occurred along with the final data</text:span></text:p>
                <text:list>
                  <text:list-item>
                    <text:p text:id="id60" text:style-name="P5"><text:span text:style-name="T4">Avoid losing events</text:span></text:p>
                  </text:list-item>
                </text:list>
              </text:list-item>
              <text:list-item>
                <text:p text:id="id61" text:style-name="P4"><text:span text:style-name="T3">SSA sends notifications to end node</text:span></text:p>
              </text:list-item>
              <text:list-item>
                <text:p text:id="id62" text:style-name="P4"><text:span text:style-name="T3">Is event registration outside scope of ibacm?</text:span></text:p>
                <text:list>
                  <text:list-item>
                    <text:p text:id="id63" text:style-name="P5"><text:span text:style-name="T4">Registration done from kernel component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Arial" fo:font-size="28pt" fo:language="en" fo:country="US" fo:font-style="normal" fo:text-shadow="none" style:text-underline-style="none" fo:font-weight="normal" style:letter-kerning="true" style:font-family-asian="'ＭＳ Ｐゴシック'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40pt" fo:language="en" fo:country="US" fo:font-style="normal" fo:text-shadow="none" style:text-underline-style="none" fo:font-weight="normal" style:letter-kerning="true" style:font-family-asian="'ＭＳ Ｐゴシック'" style:font-size-asian="40pt" style:language-asian="en" style:country-asian="US" style:font-style-asian="normal" style:font-weight-asian="normal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Arial" fo:font-size="28pt" fo:language="en" fo:country="US" fo:font-style="normal" fo:text-shadow="none" style:text-underline-style="none" fo:font-weight="normal" style:letter-kerning="true" style:font-family-asian="'ＭＳ Ｐゴシック'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40pt" fo:language="en" fo:country="US" fo:font-style="normal" fo:text-shadow="none" style:text-underline-style="none" fo:font-weight="normal" style:letter-kerning="true" style:font-family-asian="'ＭＳ Ｐゴシック'" style:font-size-asian="40pt" style:language-asian="en" style:country-asian="US" style:font-style-asian="normal" style:font-weight-asian="normal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Arial" fo:font-size="28pt" fo:language="en" fo:country="US" fo:font-style="normal" fo:text-shadow="none" style:text-underline-style="none" fo:font-weight="normal" style:letter-kerning="true" style:font-family-asian="'ＭＳ Ｐゴシック'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40pt" fo:language="en" fo:country="US" fo:font-style="normal" fo:text-shadow="none" style:text-underline-style="none" fo:font-weight="normal" style:letter-kerning="true" style:font-family-asian="'ＭＳ Ｐゴシック'" style:font-size-asian="40pt" style:language-asian="en" style:country-asian="US" style:font-style-asian="normal" style:font-weight-asian="normal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11" style:family="presentation" style:parent-style-name="Default_20_2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12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start" style:punctuation-wrap="simpl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text-properties fo:font-size="18pt"/>
    </style:style>
    <style:style style:name="MP9" style:family="paragraph">
      <style:paragraph-properties fo:margin-left="0cm" fo:margin-right="0cm" fo:margin-top="0.197cm" fo:margin-bottom="0cm" fo:text-align="start" fo:text-indent="0cm" style:punctuation-wrap="simple"/>
      <style:text-properties fo:font-size="18pt"/>
    </style:style>
    <style:style style:name="MP10" style:family="paragraph">
      <style:paragraph-properties fo:margin-left="0cm" fo:margin-right="0cm" fo:margin-top="0.169cm" fo:margin-bottom="0cm" fo:text-align="start" fo:text-indent="0cm" style:punctuation-wrap="simple"/>
      <style:text-properties fo:font-size="18pt"/>
    </style:style>
    <style:style style:name="MP11" style:family="paragraph">
      <style:paragraph-properties fo:margin-left="0cm" fo:margin-right="0cm" fo:margin-top="0.141cm" fo:margin-bottom="0cm" fo:text-align="start" fo:text-indent="0cm" style:punctuation-wrap="simple"/>
      <style:text-properties fo:font-size="18pt"/>
    </style:style>
    <style:style style:name="MP12" style:family="paragraph">
      <style:paragraph-properties fo:margin-left="0cm" fo:margin-right="0cm" fo:margin-top="0.127cm" fo:margin-bottom="0cm" fo:text-align="start" fo:text-indent="0cm" style:punctuation-wrap="simple"/>
      <style:text-properties fo:font-size="18pt"/>
    </style:style>
    <style:style style:name="MT1" style:family="text">
      <style:text-properties fo:color="#005195" style:text-line-through-style="none" fo:font-family="Arial" fo:font-size="40pt" fo:font-style="normal" style:text-underline-style="none" fo:font-weight="normal" style:font-family-asian="'ＭＳ Ｐゴシック'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Arial" fo:font-size="28pt" fo:font-style="normal" style:text-underline-style="none" fo:font-weight="normal" style:font-family-asian="'ＭＳ Ｐゴシック'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Arial" fo:font-size="18pt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18.414cm" svg:height="4.294cm" svg:x="5.715cm" svg:y="7.40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6.087cm" svg:y="17.824cm" presentation:class="date-time" presentation:user-transformed="true">
        <draw:text-box>
          <text:p text:style-name="MP5"><text:span text:style-name="MT2"><text:date style:data-style-name="D1" text:date-value="2012-08-30">8/30/12</text:date></text:span></text:p>
        </draw:text-box>
      </draw:frame>
      <draw:frame draw:name="Slide Number Placeholder 5" presentation:style-name="Mpr2" draw:text-style-name="MP7" draw:layer="backgroundobjects" svg:width="5.926cm" svg:height="1.013cm" svg:x="18.203cm" svg:y="17.82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0.742cm" svg:height="3.174cm" svg:x="1.27cm" svg:y="0.635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906cm" svg:x="1.693cm" svg:y="5.503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6.087cm" svg:y="17.824cm" presentation:class="date-time" presentation:user-transformed="true">
        <draw:text-box>
          <text:p text:style-name="MP5"><text:span text:style-name="MT2"><text:date style:data-style-name="D1" text:date-value="2012-08-30">8/30/12</text:date></text:span></text:p>
        </draw:text-box>
      </draw:frame>
      <draw:frame draw:name="Slide Number Placeholder 5" presentation:style-name="Mpr7" draw:text-style-name="MP7" draw:layer="backgroundobjects" svg:width="5.926cm" svg:height="1.013cm" svg:x="18.203cm" svg:y="17.82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20.742cm" svg:height="3.174cm" svg:x="1.27cm" svg:y="0.635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5.926cm" svg:height="1.013cm" svg:x="16.087cm" svg:y="17.824cm" presentation:class="date-time" presentation:user-transformed="true">
        <draw:text-box>
          <text:p text:style-name="MP5"><text:span text:style-name="MT2"><text:date style:data-style-name="D1" text:date-value="2012-08-30">8/30/12</text:date></text:span></text:p>
        </draw:text-box>
      </draw:frame>
      <draw:frame draw:name="Slide Number Placeholder 5" presentation:style-name="Mpr12" draw:text-style-name="MP7" draw:layer="backgroundobjects" svg:width="5.926cm" svg:height="1.013cm" svg:x="18.203cm" svg:y="17.82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document-statistic meta:object-count="85"/>
    <meta:generator>OpenOffice.org/3.2$Unix OpenOffice.org_project/320m19$Build-9505</meta:generator>
  </office:meta>
</office:document-meta>
</file>